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0d2" officeooo:paragraph-rsid="0008c0d2"/>
    </style:style>
    <style:style style:name="P2" style:family="paragraph" style:parent-style-name="Standard">
      <style:text-properties officeooo:paragraph-rsid="0008c0d2"/>
    </style:style>
    <style:style style:name="P3" style:family="paragraph" style:parent-style-name="Standard">
      <style:text-properties fo:color="#c9211e" officeooo:paragraph-rsid="0008c0d2"/>
    </style:style>
    <style:style style:name="P4" style:family="paragraph" style:parent-style-name="Standard">
      <style:text-properties officeooo:rsid="0009efa4" officeooo:paragraph-rsid="0009efa4"/>
    </style:style>
    <style:style style:name="P5" style:family="paragraph" style:parent-style-name="Standard">
      <style:text-properties officeooo:paragraph-rsid="0009efa4"/>
    </style:style>
    <style:style style:name="T1" style:family="text">
      <style:text-properties officeooo:rsid="0008c0d2"/>
    </style:style>
    <style:style style:name="T2" style:family="text">
      <style:text-properties fo:color="#c9211e" officeooo:rsid="0008c0d2"/>
    </style:style>
    <style:style style:name="T3" style:family="text">
      <style:text-properties officeooo:rsid="0009efa4"/>
    </style:style>
    <style:style style:name="T4" style:family="text">
      <style:text-properties officeooo:rsid="000a39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{“TYPE”:ADD_USER, “USER”:user, “PASSWORD”: password}</text:p>
      <text:p text:style-name="P3"><text:span text:style-name="T1">2. {“TYPE”:LOGIN, “USER”:user, “PASSWORD”: password}</text:span></text:p>
      <text:p text:style-name="P1">3. {“TYPE”:DELETE_USER, “USER”:user, “PASSWORD”: password}</text:p>
      <text:p text:style-name="P1">4. {“TYPE”:MODIFY_USER, “USER”:user, “PASSWORD”: password, “NEW_PASSWORD”:new_password}</text:p>
      <text:p text:style-name="P2"><text:span text:style-name="T1">5 .{“TYPE”:NEW_GAME, </text:span><text:span text:style-name="T2">“USER”:user, “PASSWORD”: password</text:span><text:span text:style-name="T1">}</text:span></text:p>
      <text:p text:style-name="P4"/>
      <text:p text:style-name="P3"><text:span text:style-name="T3">6.</text:span><text:span text:style-name="T1"> {“TYPE”:SEARCH_GAME, “GAMES”:[]}</text:span></text:p>
      <text:p text:style-name="P1"><text:span text:style-name="T3">7.</text:span> {“TYPE”:JOIN_GAME, “<text:span text:style-name="T3">ID_GAME”: id_game</text:span>}</text:p>
      <text:p text:style-name="P4">8. {“TYPE”:RESPONSE, “MESSAGE”:ok|&lt;int&gt;game_id|error|bye|finish}</text:p>
      <text:p text:style-name="P5"><text:span text:style-name="T3">9. </text:span><text:span text:style-name="T1">{“TYPE”:</text:span><text:span text:style-name="T3">MOVE</text:span><text:span text:style-name="T1">, “</text:span><text:span text:style-name="T3">SUCESOR”: &lt;json&gt;sucesor_movimiento</text:span><text:span text:style-name="T1">}</text:span></text:p>
      <text:p text:style-name="P4">10. <text:span text:style-name="T4">{“TYPE”: RESULT, “GAMER1”: gamer1, “GAMER2”: gamer2, “ID_GAME”:id_game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13:11:14.181165070</meta:creation-date>
    <dc:date>2023-03-02T15:50:41.450768520</dc:date>
    <meta:editing-duration>PT1H56M16S</meta:editing-duration>
    <meta:editing-cycles>1</meta:editing-cycles>
    <meta:document-statistic meta:table-count="0" meta:image-count="0" meta:object-count="0" meta:page-count="1" meta:paragraph-count="10" meta:word-count="48" meta:character-count="575" meta:non-whitespace-character-count="537"/>
    <meta:generator>LibreOffice/6.4.7.2$Linux_X86_64 LibreOffice_project/40$Build-2</meta:generator>
  </office:meta>
</office:document-meta>
</file>